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6cm"/>
    </style:style>
    <style:style style:name="co2" style:family="table-column">
      <style:table-column-properties fo:break-before="auto" style:column-width="2.036cm"/>
    </style:style>
    <style:style style:name="co3" style:family="table-column">
      <style:table-column-properties fo:break-before="auto" style:column-width="0.787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1.82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weight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fff5ce"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fill-color="#dde8cb" draw:textarea-horizontal-align="justify" draw:textarea-vertical-align="middle" draw:auto-grow-height="false" fo:min-height="0.745cm" fo:min-width="3.113cm" loext:decorative="false"/>
      <style:paragraph-properties style:writing-mode="lr-tb" fo:text-align="center"/>
    </style:style>
    <style:style style:name="gr2" style:family="graphic" style:parent-style-name="Default">
      <style:graphic-properties draw:fill-color="#dde8cb" draw:textarea-horizontal-align="justify" draw:textarea-vertical-align="middle" draw:auto-grow-height="false" fo:min-height="0.745cm" fo:min-width="2.374cm" loext:decorative="false"/>
      <style:paragraph-properties style:writing-mode="lr-tb" fo:text-align="left"/>
    </style:style>
    <style:style style:name="gr3" style:family="graphic" style:parent-style-name="Default">
      <style:graphic-properties draw:fill-color="#dde8cb" draw:textarea-horizontal-align="justify" draw:textarea-vertical-align="middle" draw:auto-grow-height="false" fo:min-height="0.745cm" fo:min-width="0.801cm" loext:decorative="false"/>
      <style:paragraph-properties style:writing-mode="lr-tb" fo:text-align="left"/>
    </style:style>
    <style:style style:name="gr4" style:family="graphic" style:parent-style-name="Default">
      <style:graphic-properties draw:fill-color="#dde8cb" draw:textarea-horizontal-align="justify" draw:textarea-vertical-align="middle" draw:auto-grow-height="false" fo:min-height="0.745cm" fo:min-width="3.9cm" loext:decorative="false"/>
      <style:paragraph-properties style:writing-mode="lr-tb" fo:text-align="left"/>
    </style:style>
    <style:style style:name="gr5" style:family="graphic" style:parent-style-name="Default">
      <style:graphic-properties draw:fill-color="#dde8cb" draw:textarea-horizontal-align="justify" draw:textarea-vertical-align="middle" draw:auto-grow-height="false" fo:min-height="0.745cm" fo:min-width="12.551cm" loext:decorative="false"/>
      <style:paragraph-properties style:writing-mode="lr-tb" fo:text-align="left"/>
    </style:style>
    <style:style style:name="gr6" style:family="graphic" style:parent-style-name="Default">
      <style:graphic-properties draw:fill-color="#dde8cb" draw:textarea-horizontal-align="justify" draw:textarea-vertical-align="middle" draw:auto-grow-height="false" fo:min-height="0.745cm" fo:min-width="2.3cm" loext:decorative="false"/>
      <style:paragraph-properties style:writing-mode="lr-tb" fo:text-align="left"/>
    </style:style>
    <style:style style:name="gr7" style:family="graphic" style:parent-style-name="Default">
      <style:graphic-properties draw:fill-color="#dde8cb" draw:textarea-horizontal-align="justify" draw:textarea-vertical-align="middle" draw:auto-grow-height="false" fo:min-height="0.745cm" fo:min-width="0.726cm" loext:decorative="false"/>
      <style:paragraph-properties style:writing-mode="lr-tb" fo:text-align="left"/>
    </style:style>
    <style:style style:name="gr8" style:family="graphic" style:parent-style-name="Default">
      <style:graphic-properties draw:fill-color="#dde8cb" draw:textarea-horizontal-align="justify" draw:textarea-vertical-align="middle" draw:auto-grow-height="false" fo:min-height="0.745cm" fo:min-width="1.612cm" loext:decorative="false"/>
      <style:paragraph-properties style:writing-mode="lr-tb" fo:text-align="left"/>
    </style:style>
    <style:style style:name="gr9" style:family="graphic" style:parent-style-name="Default">
      <style:graphic-properties draw:fill-color="#dde8cb" draw:textarea-horizontal-align="justify" draw:textarea-vertical-align="middle" draw:auto-grow-height="false" fo:min-height="0.745cm" fo:min-width="6.257cm" loext:decorative="false"/>
      <style:paragraph-properties style:writing-mode="lr-tb" fo:text-align="left"/>
    </style:style>
    <style:style style:name="gr10" style:family="graphic" style:parent-style-name="Default">
      <style:graphic-properties draw:fill-color="#dde8cb" draw:textarea-horizontal-align="justify" draw:textarea-vertical-align="middle" draw:auto-grow-height="false" fo:min-height="0.745cm" fo:min-width="5.446cm" loext:decorative="false"/>
      <style:paragraph-properties style:writing-mode="lr-tb" fo:text-align="left"/>
    </style:style>
    <style:style style:name="gr11" style:family="graphic" style:parent-style-name="Default">
      <style:graphic-properties draw:fill-color="#dde8cb" draw:textarea-horizontal-align="justify" draw:textarea-vertical-align="middle" draw:auto-grow-height="false" fo:min-height="0.745cm" fo:min-width="13.313cm" loext:decorative="false"/>
      <style:paragraph-properties style:writing-mode="lr-tb" fo:text-align="left"/>
    </style:style>
    <style:style style:name="gr12" style:family="graphic" style:parent-style-name="Default">
      <style:graphic-properties draw:fill-color="#dde8cb" draw:textarea-horizontal-align="justify" draw:textarea-vertical-align="middle" draw:auto-grow-height="false" fo:min-height="0.745cm" fo:min-width="3.971cm" loext:decorative="false"/>
      <style:paragraph-properties style:writing-mode="lr-tb" fo:text-align="left"/>
    </style:style>
    <style:style style:name="gr13" style:family="graphic" style:parent-style-name="Default">
      <style:graphic-properties draw:fill-color="#dde8cb" draw:textarea-horizontal-align="justify" draw:textarea-vertical-align="middle" draw:auto-grow-height="false" fo:min-height="0.745cm" fo:min-width="11.028cm" loext:decorative="false"/>
      <style:paragraph-properties style:writing-mode="lr-tb" fo:text-align="left"/>
    </style:style>
    <style:style style:name="P1" style:family="paragraph">
      <style:paragraph-properties fo:text-align="left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-color="#dde8cb"/>
      <style:paragraph-properties fo:text-align="left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shapes>
          <draw:custom-shape draw:z-index="0" draw:name="Фигура 1" draw:style-name="gr1" draw:text-style-name="P2" svg:width="3.113cm" svg:height="0.745cm" svg:x="7.316cm" svg:y="3.474cm">
            <text:p text:style-name="P1">101</text:p>
            <draw:enhanced-geometry svg:viewBox="0 0 21600 21600" draw:type="rectangle" draw:enhanced-path="M 0 0 L 21600 0 21600 21600 0 21600 0 0 Z N"/>
          </draw:custom-shape>
          <draw:custom-shape draw:z-index="1" draw:name="Фигура 2" draw:style-name="gr2" draw:text-style-name="P3" svg:width="2.374cm" svg:height="0.745cm" svg:x="7.316cm" svg:y="4.214cm">
            <text:p text:style-name="P1">102</text:p>
            <draw:enhanced-geometry svg:viewBox="0 0 21600 21600" draw:type="rectangle" draw:enhanced-path="M 0 0 L 21600 0 21600 21600 0 21600 0 0 Z N"/>
          </draw:custom-shape>
          <draw:custom-shape draw:z-index="2" draw:name="Фигура 3" draw:style-name="gr3" draw:text-style-name="P3" svg:width="0.801cm" svg:height="0.745cm" svg:x="10.486cm" svg:y="4.079cm">
            <text:p text:style-name="P1">103</text:p>
            <draw:enhanced-geometry svg:viewBox="0 0 21600 21600" draw:type="rectangle" draw:enhanced-path="M 0 0 L 21600 0 21600 21600 0 21600 0 0 Z N"/>
          </draw:custom-shape>
          <draw:custom-shape draw:z-index="3" draw:name="Фигура 4" draw:style-name="gr4" draw:text-style-name="P3" svg:width="3.9cm" svg:height="0.745cm" svg:x="11.249cm" svg:y="3.553cm">
            <text:p text:style-name="P1">104</text:p>
            <draw:enhanced-geometry svg:viewBox="0 0 21600 21600" draw:type="rectangle" draw:enhanced-path="M 0 0 L 21600 0 21600 21600 0 21600 0 0 Z N"/>
          </draw:custom-shape>
          <draw:custom-shape draw:z-index="4" draw:name="Фигура 5" draw:style-name="gr5" draw:text-style-name="P3" svg:width="12.551cm" svg:height="0.745cm" svg:x="11.249cm" svg:y="7.325cm">
            <text:p text:style-name="P1">105</text:p>
            <draw:enhanced-geometry svg:viewBox="0 0 21600 21600" draw:type="rectangle" draw:enhanced-path="M 0 0 L 21600 0 21600 21600 0 21600 0 0 Z N"/>
          </draw:custom-shape>
          <draw:custom-shape draw:z-index="5" draw:name="Фигура 6" draw:style-name="gr6" draw:text-style-name="P3" svg:width="2.3cm" svg:height="0.745cm" svg:x="15.239cm" svg:y="3.5cm">
            <text:p text:style-name="P1">106</text:p>
            <draw:enhanced-geometry svg:viewBox="0 0 21600 21600" draw:type="rectangle" draw:enhanced-path="M 0 0 L 21600 0 21600 21600 0 21600 0 0 Z N"/>
          </draw:custom-shape>
          <draw:custom-shape draw:z-index="6" draw:name="Фигура 7" draw:style-name="gr7" draw:text-style-name="P3" svg:width="0.726cm" svg:height="0.745cm" svg:x="24.642cm" svg:y="4.4cm">
            <text:p text:style-name="P1">107</text:p>
            <draw:enhanced-geometry svg:viewBox="0 0 21600 21600" draw:type="rectangle" draw:enhanced-path="M 0 0 L 21600 0 21600 21600 0 21600 0 0 Z N"/>
          </draw:custom-shape>
          <draw:custom-shape draw:z-index="7" draw:name="Фигура 8" draw:style-name="gr8" draw:text-style-name="P3" svg:width="1.612cm" svg:height="0.745cm" svg:x="25.41cm" svg:y="4.767cm">
            <text:p text:style-name="P1">108</text:p>
            <draw:enhanced-geometry svg:viewBox="0 0 21600 21600" draw:type="rectangle" draw:enhanced-path="M 0 0 L 21600 0 21600 21600 0 21600 0 0 Z N"/>
          </draw:custom-shape>
          <draw:custom-shape draw:z-index="8" draw:name="Фигура 9" draw:style-name="gr9" draw:text-style-name="P3" svg:width="6.257cm" svg:height="0.745cm" svg:x="4.974cm" svg:y="7.723cm">
            <text:p text:style-name="P1">109</text:p>
            <draw:enhanced-geometry svg:viewBox="0 0 21600 21600" draw:type="rectangle" draw:enhanced-path="M 0 0 L 21600 0 21600 21600 0 21600 0 0 Z N"/>
          </draw:custom-shape>
          <draw:custom-shape draw:z-index="9" draw:name="Фигура 10" draw:style-name="gr10" draw:text-style-name="P3" svg:width="5.446cm" svg:height="0.745cm" svg:x="11.249cm" svg:y="9.576cm">
            <text:p text:style-name="P1">110</text:p>
            <draw:enhanced-geometry svg:viewBox="0 0 21600 21600" draw:type="rectangle" draw:enhanced-path="M 0 0 L 21600 0 21600 21600 0 21600 0 0 Z N"/>
          </draw:custom-shape>
          <draw:custom-shape draw:z-index="10" draw:name="Фигура 11" draw:style-name="gr11" draw:text-style-name="P3" svg:width="13.313cm" svg:height="0.745cm" svg:x="11.25cm" svg:y="4.737cm">
            <text:p text:style-name="P1">111</text:p>
            <draw:enhanced-geometry svg:viewBox="0 0 21600 21600" draw:type="rectangle" draw:enhanced-path="M 0 0 L 21600 0 21600 21600 0 21600 0 0 Z N"/>
          </draw:custom-shape>
          <draw:custom-shape draw:z-index="11" draw:name="Фигура 12" draw:style-name="gr12" draw:text-style-name="P3" svg:width="3.971cm" svg:height="0.745cm" svg:x="16.737cm" svg:y="9.582cm">
            <text:p text:style-name="P1">112</text:p>
            <draw:enhanced-geometry svg:viewBox="0 0 21600 21600" draw:type="rectangle" draw:enhanced-path="M 0 0 L 21600 0 21600 21600 0 21600 0 0 Z N"/>
          </draw:custom-shape>
          <draw:custom-shape draw:z-index="12" draw:name="Фигура 13" draw:style-name="gr12" draw:text-style-name="P3" svg:width="3.971cm" svg:height="0.745cm" svg:x="22.336cm" svg:y="8.23cm">
            <text:p text:style-name="P1">113</text:p>
            <draw:enhanced-geometry svg:viewBox="0 0 21600 21600" draw:type="rectangle" draw:enhanced-path="M 0 0 L 21600 0 21600 21600 0 21600 0 0 Z N"/>
          </draw:custom-shape>
          <draw:custom-shape draw:z-index="13" draw:name="Фигура 14" draw:style-name="gr13" draw:text-style-name="P3" svg:width="11.028cm" svg:height="0.745cm" svg:x="11.287cm" svg:y="8.244cm">
            <text:p text:style-name="P1">114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41" table:default-cell-style-name="ce10"/>
        <table:table-column table:style-name="co4" table:number-columns-repeated="16340"/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11" table:number-columns-repeated="1634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table:style-name="ce10" table:number-columns-repeated="16340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01;102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06;111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111;114</text:p>
          </table:table-cell>
          <table:table-cell table:number-columns-repeated="41"/>
          <table:table-cell table:style-name="ce10" table:number-columns-repeated="16340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41"/>
          <table:table-cell table:style-name="ce10" table:number-columns-repeated="16340"/>
        </table:table-row>
        <table:table-row table:style-name="ro3">
          <table:table-cell table:number-columns-repeated="44"/>
          <table:table-cell table:style-name="ce10" table:number-columns-repeated="16340"/>
        </table:table-row>
        <table:table-row table:style-name="ro3">
          <table:table-cell table:number-columns-repeated="2"/>
          <table:table-cell table:style-name="ce7" office:value-type="string" calcext:value-type="string">
            <text:p>максимальную продолжительность отрезка времени (в мс), </text:p>
          </table:table-cell>
          <table:table-cell table:number-columns-repeated="41"/>
          <table:table-cell table:style-name="ce10" table:number-columns-repeated="16340"/>
        </table:table-row>
        <table:table-row table:style-name="ro3">
          <table:table-cell table:number-columns-repeated="2"/>
          <table:table-cell table:style-name="ce8" office:value-type="string" calcext:value-type="string">
            <text:p>в течение которого возможно одновременное выполнение пяти процессов</text:p>
          </table:table-cell>
          <table:table-cell table:number-columns-repeated="41"/>
          <table:table-cell table:style-name="ce10" table:number-columns-repeated="16340"/>
        </table:table-row>
        <table:table-row table:style-name="ro3" table:number-rows-repeated="1048557">
          <table:table-cell table:number-columns-repeated="44"/>
          <table:table-cell table:style-name="ce10" table:number-columns-repeated="16340"/>
        </table:table-row>
        <table:table-row table:style-name="ro3">
          <table:table-cell table:number-columns-repeated="44"/>
          <table:table-cell table:style-name="ce10" table:number-columns-repeated="163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HP</meta:initial-creator>
    <meta:creation-date>2022-07-26T06:42:39Z</meta:creation-date>
    <dc:date>2026-03-20T14:38:37.619511300</dc:date>
    <meta:editing-duration>PT3M16S</meta:editing-duration>
    <meta:editing-cycles>1</meta:editing-cycles>
    <meta:document-statistic meta:table-count="1" meta:cell-count="96" meta:object-count="14"/>
  </office:meta>
</office:document-meta>
</file>